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866in"/>
    </style:style>
    <style:style style:name="co3" style:family="table-column">
      <style:table-column-properties fo:break-before="auto" style:column-width="4in"/>
    </style:style>
    <style:style style:name="co4" style:family="table-column">
      <style:table-column-properties fo:break-before="auto" style:column-width="4.2028in"/>
    </style:style>
    <style:style style:name="co5" style:family="table-column">
      <style:table-column-properties fo:break-before="auto" style:column-width="1.5866in"/>
    </style:style>
    <style:style style:name="ro1" style:family="table-row">
      <style:table-row-properties style:row-height="0.1665in" fo:break-before="auto" style:use-optimal-row-height="true"/>
    </style:style>
    <style:style style:name="ro2" style:family="table-row">
      <style:table-row-properties style:row-height="0.4654in" fo:break-before="auto" style:use-optimal-row-height="true"/>
    </style:style>
    <style:style style:name="ro3" style:family="table-row">
      <style:table-row-properties style:row-height="0.3161in" fo:break-before="auto" style:use-optimal-row-height="true"/>
    </style:style>
    <style:style style:name="ro4" style:family="table-row">
      <style:table-row-properties style:row-height="0.6154in" fo:break-before="auto" style:use-optimal-row-height="true"/>
    </style:style>
    <style:style style:name="ro5" style:family="table-row">
      <style:table-row-properties style:row-height="0.7646in" fo:break-before="auto" style:use-optimal-row-height="true"/>
    </style:style>
    <style:style style:name="ro6" style:family="table-row">
      <style:table-row-properties style:row-height="0.9138in" fo:break-before="auto" style:use-optimal-row-height="true"/>
    </style:style>
    <style:style style:name="ro7" style:family="table-row">
      <style:table-row-properties style:row-height="1.3626in" fo:break-before="auto" style:use-optimal-row-height="true"/>
    </style:style>
    <style:style style:name="ro8" style:family="table-row">
      <style:table-row-properties style:row-height="0.1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default-cell-style-name="ce3"/>
        <table:table-column table:style-name="co4" table:default-cell-style-name="ce5"/>
        <table:table-column table:style-name="co5" table:default-cell-style-name="Default"/>
        <table:table-column table:style-name="co1" table:number-columns-repeated="1015" table:default-cell-style-name="Default"/>
        <table:table-row table:style-name="ro1">
          <table:table-cell table:style-name="ce1" office:value-type="string">
            <text:p>Sentence</text:p>
          </table:table-cell>
          <table:table-cell table:style-name="ce1" office:value-type="string">
            <text:p>Start</text:p>
          </table:table-cell>
          <table:table-cell table:style-name="ce1" office:value-type="string">
            <text:p>Hedge cue</text:p>
          </table:table-cell>
          <table:table-cell table:style-name="ce1" office:value-type="string">
            <text:p>POS</text:p>
          </table:table-cell>
          <table:table-cell table:style-name="ce1" office:value-type="string">
            <text:p>Original</text:p>
          </table:table-cell>
          <table:table-cell table:style-name="ce1" office:value-type="string">
            <text:p>Suggested</text:p>
          </table:table-cell>
          <table:table-cell table:style-name="ce2" office:value-type="string">
            <text:p>Original scope text</text:p>
          </table:table-cell>
          <table:table-cell table:style-name="ce4" office:value-type="string">
            <text:p>Guessed scope text</text:p>
          </table:table-cell>
          <table:table-cell table:style-name="ce1" table:number-columns-repeated="1016"/>
        </table:table-row>
        <table:table-row table:style-name="ro2">
          <table:table-cell office:value-type="string">
            <text:p>S1251.4</text:p>
          </table:table-cell>
          <table:table-cell office:value-type="float" office:value="12">
            <text:p>12</text:p>
          </table:table-cell>
          <table:table-cell office:value-type="string">
            <text:p>presumably</text:p>
          </table:table-cell>
          <table:table-cell office:value-type="string">
            <text:p>RB</text:p>
          </table:table-cell>
          <table:table-cell office:value-type="string">
            <text:p>GGGP</text:p>
          </table:table-cell>
          <table:table-cell office:value-type="string">
            <text:p>GGP</text:p>
          </table:table-cell>
          <table:table-cell office:value-type="string">
            <text:p>Viral reactivation from latency and spread from this lymphoid reservoir is presumably required for development of nonlymphoid tumors <text:span text:style-name="T1">like KS</text:span></text:p>
          </table:table-cell>
          <table:table-cell office:value-type="string">
            <text:p>Viral reactivation from latency and spread from this lymphoid reservoir is presumably required for development of nonlymphoid tumors</text:p>
          </table:table-cell>
          <table:table-cell office:value-type="string">
            <text:p>LIKE ORIGINAL</text:p>
          </table:table-cell>
          <table:table-cell table:number-columns-repeated="1015"/>
        </table:table-row>
        <table:table-row table:style-name="ro2">
          <table:table-cell office:value-type="string">
            <text:p>S1031.6</text:p>
          </table:table-cell>
          <table:table-cell office:value-type="float" office:value="3">
            <text:p>3</text:p>
          </table:table-cell>
          <table:table-cell office:value-type="string">
            <text:p>likely</text:p>
          </table:table-cell>
          <table:table-cell office:value-type="string">
            <text:p>RB</text:p>
          </table:table-cell>
          <table:table-cell office:value-type="string">
            <text:p>GGP</text:p>
          </table:table-cell>
          <table:table-cell office:value-type="string">
            <text:p>NONE</text:p>
          </table:table-cell>
          <table:table-cell office:value-type="string">
            <text:p><text:span text:style-name="T1">Aggregation was</text:span> likely caused by the up-regulated surface expression of adhesion molecules including integrin alpha, L-selectin, ICAM-3, and H-CAM</text:p>
          </table:table-cell>
          <table:table-cell office:value-type="string">
            <text:p>likely caused by the up-regulated surface expression of adhesion molecules including integrin alpha, L-selectin, ICAM-3, and H-CAM</text:p>
          </table:table-cell>
          <table:table-cell office:value-type="string">
            <text:p>LIKELY</text:p>
          </table:table-cell>
          <table:table-cell table:number-columns-repeated="1015"/>
        </table:table-row>
        <table:table-row table:style-name="ro2">
          <table:table-cell office:value-type="string">
            <text:p>S1086.10</text:p>
          </table:table-cell>
          <table:table-cell office:value-type="float" office:value="43">
            <text:p>43</text:p>
          </table:table-cell>
          <table:table-cell office:value-type="string">
            <text:p>appeared</text:p>
          </table:table-cell>
          <table:table-cell office:value-type="string">
            <text:p>VBD</text:p>
          </table:table-cell>
          <table:table-cell office:value-type="string">
            <text:p>GGP</text:p>
          </table:table-cell>
          <table:table-cell office:value-type="string">
            <text:p>GP</text:p>
          </table:table-cell>
          <table:table-cell office:value-type="string">
            <text:p>the binding to the E-selectin-NF-kappa B oligomer appeared relatively unaffected even at ratios &gt; 400<text:span text:style-name="T1">, i.e., those achieved in </text:span><text:span text:style-name="T1">EC treated with 40 mM NAC</text:span></text:p>
          </table:table-cell>
          <table:table-cell office:value-type="string">
            <text:p>the binding to the E-selectin-NF-kappa B oligomer appeared relatively unaffected even at ratios &gt; 400</text:p>
          </table:table-cell>
          <table:table-cell office:value-type="string">
            <text:p>IE</text:p>
          </table:table-cell>
          <table:table-cell table:number-columns-repeated="1015"/>
        </table:table-row>
        <table:table-row table:style-name="ro3">
          <table:table-cell office:value-type="string">
            <text:p>S1214.17</text:p>
          </table:table-cell>
          <table:table-cell office:value-type="float" office:value="9">
            <text:p>9</text:p>
          </table:table-cell>
          <table:table-cell office:value-type="string">
            <text:p>appear</text:p>
          </table:table-cell>
          <table:table-cell office:value-type="string">
            <text:p>VB</text:p>
          </table:table-cell>
          <table:table-cell office:value-type="string">
            <text:p>GGP</text:p>
          </table:table-cell>
          <table:table-cell office:value-type="string">
            <text:p>P</text:p>
          </table:table-cell>
          <table:table-cell office:value-type="string">
            <text:p><text:span text:style-name="T1">impaired activation of NFkappaB does not</text:span> appear linked to a reduction of TCRzeta expression</text:p>
          </table:table-cell>
          <table:table-cell office:value-type="string">
            <text:p>appear linked to a reduction of TCRzeta expression</text:p>
          </table:table-cell>
          <table:table-cell office:value-type="string">
            <text:p>APPEAR</text:p>
          </table:table-cell>
          <table:table-cell table:number-columns-repeated="1015"/>
        </table:table-row>
        <table:table-row table:style-name="ro1">
          <table:table-cell office:value-type="string">
            <text:p>S1038.5</text:p>
          </table:table-cell>
          <table:table-cell office:value-type="float" office:value="24">
            <text:p>24</text:p>
          </table:table-cell>
          <table:table-cell office:value-type="string">
            <text:p>might</text:p>
          </table:table-cell>
          <table:table-cell office:value-type="string">
            <text:p>MD</text:p>
          </table:table-cell>
          <table:table-cell office:value-type="string">
            <text:p>GP</text:p>
          </table:table-cell>
          <table:table-cell office:value-type="string">
            <text:p>P</text:p>
          </table:table-cell>
          <table:table-cell office:value-type="string">
            <text:p><text:span text:style-name="T1">cAMP </text:span>might be involved in c-fos induction via H2 receptors</text:p>
          </table:table-cell>
          <table:table-cell office:value-type="string">
            <text:p>might be involved in c-fos induction via H2 receptors</text:p>
          </table:table-cell>
          <table:table-cell office:value-type="string">
            <text:p>MIGHT BE</text:p>
          </table:table-cell>
          <table:table-cell table:number-columns-repeated="1015"/>
        </table:table-row>
        <table:table-row table:style-name="ro2">
          <table:table-cell office:value-type="string">
            <text:p>S1050.9</text:p>
          </table:table-cell>
          <table:table-cell office:value-type="float" office:value="7">
            <text:p>7</text:p>
          </table:table-cell>
          <table:table-cell office:value-type="string">
            <text:p>might</text:p>
          </table:table-cell>
          <table:table-cell office:value-type="string">
            <text:p>MD</text:p>
          </table:table-cell>
          <table:table-cell office:value-type="string">
            <text:p>GP</text:p>
          </table:table-cell>
          <table:table-cell office:value-type="string">
            <text:p>P</text:p>
          </table:table-cell>
          <table:table-cell office:value-type="string">
            <text:p><text:span text:style-name="T1">cellular genes</text:span> might be activated by Ad2 virus infection in nonpermissive cells where no viral gene products could be detected</text:p>
          </table:table-cell>
          <table:table-cell office:value-type="string">
            <text:p>might be activated by Ad2 virus infection in nonpermissive cells where no viral gene products could be detected</text:p>
          </table:table-cell>
          <table:table-cell office:value-type="string">
            <text:p>MIGHT BE</text:p>
          </table:table-cell>
          <table:table-cell table:number-columns-repeated="1015"/>
        </table:table-row>
        <table:table-row table:style-name="ro3">
          <table:table-cell office:value-type="string">
            <text:p>S1078.3</text:p>
          </table:table-cell>
          <table:table-cell office:value-type="float" office:value="42">
            <text:p>42</text:p>
          </table:table-cell>
          <table:table-cell office:value-type="string">
            <text:p>remains_to_be_elucidated</text:p>
          </table:table-cell>
          <table:table-cell office:value-type="string">
            <text:p>VBZ</text:p>
          </table:table-cell>
          <table:table-cell office:value-type="string">
            <text:p>GP</text:p>
          </table:table-cell>
          <table:table-cell office:value-type="string">
            <text:p>P</text:p>
          </table:table-cell>
          <table:table-cell office:value-type="string">
            <text:p><text:span text:style-name="T1">the molecular basis for Th1- and Th2- specific gene expression</text:span> remains to be elucidated</text:p>
          </table:table-cell>
          <table:table-cell office:value-type="string">
            <text:p>remains to be elucidated</text:p>
          </table:table-cell>
          <table:table-cell office:value-type="string">
            <text:p>REMAINS</text:p>
          </table:table-cell>
          <table:table-cell table:number-columns-repeated="1015"/>
        </table:table-row>
        <table:table-row table:style-name="ro2">
          <table:table-cell office:value-type="string">
            <text:p>S1114.6</text:p>
          </table:table-cell>
          <table:table-cell office:value-type="float" office:value="17">
            <text:p>17</text:p>
          </table:table-cell>
          <table:table-cell office:value-type="string">
            <text:p>may</text:p>
          </table:table-cell>
          <table:table-cell office:value-type="string">
            <text:p>MD</text:p>
          </table:table-cell>
          <table:table-cell office:value-type="string">
            <text:p>GP</text:p>
          </table:table-cell>
          <table:table-cell office:value-type="string">
            <text:p>P</text:p>
          </table:table-cell>
          <table:table-cell office:value-type="string">
            <text:p><text:span text:style-name="T1">This difference in efficacy, which correlates with the </text:span><text:span text:style-name="T1">compounds' anti-inflammatory potency in vivo, </text:span>may be explained by differences in structure and conformation</text:p>
          </table:table-cell>
          <table:table-cell office:value-type="string">
            <text:p>may be explained by differences in structure and conformation</text:p>
          </table:table-cell>
          <table:table-cell office:value-type="string">
            <text:p>MAY BE</text:p>
          </table:table-cell>
          <table:table-cell table:number-columns-repeated="1015"/>
        </table:table-row>
        <table:table-row table:style-name="ro3">
          <table:table-cell office:value-type="string">
            <text:p>S1116.2</text:p>
          </table:table-cell>
          <table:table-cell office:value-type="float" office:value="11">
            <text:p>11</text:p>
          </table:table-cell>
          <table:table-cell office:value-type="string">
            <text:p>may</text:p>
          </table:table-cell>
          <table:table-cell office:value-type="string">
            <text:p>MD</text:p>
          </table:table-cell>
          <table:table-cell office:value-type="string">
            <text:p>GP</text:p>
          </table:table-cell>
          <table:table-cell office:value-type="string">
            <text:p>P</text:p>
          </table:table-cell>
          <table:table-cell office:value-type="string">
            <text:p><text:span text:style-name="T1">Nuclear factor-kappa B (NF-kappa B)/Rel transcription factors </text:span>may be involved in atherosclerosis</text:p>
          </table:table-cell>
          <table:table-cell office:value-type="string">
            <text:p>may be involved in atherosclerosis</text:p>
          </table:table-cell>
          <table:table-cell office:value-type="string">
            <text:p>MAY BE</text:p>
          </table:table-cell>
          <table:table-cell table:number-columns-repeated="1015"/>
        </table:table-row>
        <table:table-row table:style-name="ro3">
          <table:table-cell office:value-type="string">
            <text:p>S1146.11</text:p>
          </table:table-cell>
          <table:table-cell office:value-type="float" office:value="10">
            <text:p>10</text:p>
          </table:table-cell>
          <table:table-cell office:value-type="string">
            <text:p>may</text:p>
          </table:table-cell>
          <table:table-cell office:value-type="string">
            <text:p>MD</text:p>
          </table:table-cell>
          <table:table-cell office:value-type="string">
            <text:p>GP</text:p>
          </table:table-cell>
          <table:table-cell office:value-type="string">
            <text:p>P</text:p>
          </table:table-cell>
          <table:table-cell office:value-type="string">
            <text:p><text:span text:style-name="T1">coordination of NF-kappaB and STAT6 </text:span>may be required for induction of germline Cepsilon transcription by IL-4</text:p>
          </table:table-cell>
          <table:table-cell office:value-type="string">
            <text:p>may be required for induction of germline Cepsilon transcription by IL-4</text:p>
          </table:table-cell>
          <table:table-cell office:value-type="string">
            <text:p>MAY BE</text:p>
          </table:table-cell>
          <table:table-cell table:number-columns-repeated="1015"/>
        </table:table-row>
        <table:table-row table:style-name="ro3">
          <table:table-cell office:value-type="string">
            <text:p>S1204.11</text:p>
          </table:table-cell>
          <table:table-cell office:value-type="float" office:value="28">
            <text:p>28</text:p>
          </table:table-cell>
          <table:table-cell office:value-type="string">
            <text:p>should</text:p>
          </table:table-cell>
          <table:table-cell office:value-type="string">
            <text:p>MD</text:p>
          </table:table-cell>
          <table:table-cell office:value-type="string">
            <text:p>GP</text:p>
          </table:table-cell>
          <table:table-cell office:value-type="string">
            <text:p>P</text:p>
          </table:table-cell>
          <table:table-cell office:value-type="string">
            <text:p><text:span text:style-name="T1">cepharanthine</text:span> should be further pursued for its chemotherapeutic potential in HIV-1-infected patients</text:p>
          </table:table-cell>
          <table:table-cell office:value-type="string">
            <text:p>should be further pursued for its chemotherapeutic potential in HIV-1-infected patients</text:p>
          </table:table-cell>
          <table:table-cell office:value-type="string">
            <text:p>SHOULD</text:p>
          </table:table-cell>
          <table:table-cell table:number-columns-repeated="1015"/>
        </table:table-row>
        <table:table-row table:style-name="ro3">
          <table:table-cell office:value-type="string">
            <text:p>S1020.6</text:p>
          </table:table-cell>
          <table:table-cell office:value-type="float" office:value="38">
            <text:p>38</text:p>
          </table:table-cell>
          <table:table-cell office:value-type="string">
            <text:p>seem</text:p>
          </table:table-cell>
          <table:table-cell office:value-type="string">
            <text:p>VBP</text:p>
          </table:table-cell>
          <table:table-cell office:value-type="string">
            <text:p>NONE</text:p>
          </table:table-cell>
          <table:table-cell office:value-type="string">
            <text:p>GP</text:p>
          </table:table-cell>
          <table:table-cell office:value-type="string">
            <text:p><text:span text:style-name="T1">levels of released</text:span> TNF-alpha seem to correlate with the stage of B-cell maturation</text:p>
          </table:table-cell>
          <table:table-cell office:value-type="string">
            <text:p>TNF-alpha seem to correlate with the stage of B-cell maturation</text:p>
          </table:table-cell>
          <table:table-cell office:value-type="string">
            <text:p>SEEM</text:p>
          </table:table-cell>
          <table:table-cell table:number-columns-repeated="1015"/>
        </table:table-row>
        <table:table-row table:style-name="ro3">
          <table:table-cell office:value-type="string">
            <text:p>S1026.2</text:p>
          </table:table-cell>
          <table:table-cell office:value-type="float" office:value="15">
            <text:p>15</text:p>
          </table:table-cell>
          <table:table-cell office:value-type="string">
            <text:p>suspected</text:p>
          </table:table-cell>
          <table:table-cell office:value-type="string">
            <text:p>VBN</text:p>
          </table:table-cell>
          <table:table-cell office:value-type="string">
            <text:p>NONE</text:p>
          </table:table-cell>
          <table:table-cell office:value-type="string">
            <text:p>P</text:p>
          </table:table-cell>
          <table:table-cell table:style-name="ce2" office:value-type="string">
            <text:p><text:span text:style-name="T1">A role in thymic maturation for factors of the NF-kappaB family </text:span><text:span text:style-name="T1">has long been suspected</text:span></text:p>
          </table:table-cell>
          <table:table-cell office:value-type="string">
            <text:p>None</text:p>
          </table:table-cell>
          <table:table-cell office:value-type="string">
            <text:p>NO</text:p>
          </table:table-cell>
          <table:table-cell table:number-columns-repeated="1015"/>
        </table:table-row>
        <table:table-row table:style-name="ro3">
          <table:table-cell office:value-type="string">
            <text:p>S1034.5</text:p>
          </table:table-cell>
          <table:table-cell office:value-type="float" office:value="20">
            <text:p>20</text:p>
          </table:table-cell>
          <table:table-cell office:value-type="string">
            <text:p>potential</text:p>
          </table:table-cell>
          <table:table-cell office:value-type="string">
            <text:p>JJ</text:p>
          </table:table-cell>
          <table:table-cell office:value-type="string">
            <text:p>NONE</text:p>
          </table:table-cell>
          <table:table-cell office:value-type="string">
            <text:p>P</text:p>
          </table:table-cell>
          <table:table-cell office:value-type="string">
            <text:p>potential pathways for cytokine-induced periodontal tissue damage, mediated by NF-kappa B1</text:p>
          </table:table-cell>
          <table:table-cell office:value-type="string">
            <text:p><text:span text:style-name="T1">several</text:span> potential pathways for cytokine-induced periodontal tissue damage, mediated by NF-kappa B1</text:p>
          </table:table-cell>
          <table:table-cell office:value-type="string">
            <text:p>ADJ</text:p>
          </table:table-cell>
          <table:table-cell table:number-columns-repeated="1015"/>
        </table:table-row>
        <table:table-row table:style-name="ro3">
          <table:table-cell office:value-type="string">
            <text:p>S1037.4</text:p>
          </table:table-cell>
          <table:table-cell office:value-type="float" office:value="5">
            <text:p>5</text:p>
          </table:table-cell>
          <table:table-cell office:value-type="string">
            <text:p>whether</text:p>
          </table:table-cell>
          <table:table-cell office:value-type="string">
            <text:p>IN</text:p>
          </table:table-cell>
          <table:table-cell office:value-type="string">
            <text:p>NONE</text:p>
          </table:table-cell>
          <table:table-cell office:value-type="string">
            <text:p>P</text:p>
          </table:table-cell>
          <table:table-cell table:style-name="ce2" office:value-type="string">
            <text:p>whether and how glucocorticoids affect the function of the inflammatory infiltrate</text:p>
          </table:table-cell>
          <table:table-cell office:value-type="string">
            <text:p>None</text:p>
          </table:table-cell>
          <table:table-cell office:value-type="string">
            <text:p>NO</text:p>
          </table:table-cell>
          <table:table-cell table:number-columns-repeated="1015"/>
        </table:table-row>
        <table:table-row table:style-name="ro2">
          <table:table-cell office:value-type="string">
            <text:p>S1042.3</text:p>
          </table:table-cell>
          <table:table-cell office:value-type="float" office:value="6">
            <text:p>6</text:p>
          </table:table-cell>
          <table:table-cell office:value-type="string">
            <text:p>suggestion</text:p>
          </table:table-cell>
          <table:table-cell office:value-type="string">
            <text:p>NN</text:p>
          </table:table-cell>
          <table:table-cell office:value-type="string">
            <text:p>NONE</text:p>
          </table:table-cell>
          <table:table-cell office:value-type="string">
            <text:p>P</text:p>
          </table:table-cell>
          <table:table-cell office:value-type="string">
            <text:p>suggestion <text:span text:style-name="T1">that a surrogate gamma'-chain, which can interact </text:span><text:span text:style-name="T1">with the IL-4R alpha chain to mediate signaling, is expressed </text:span><text:span text:style-name="T1">on cells lacking gamma (c)</text:span></text:p>
          </table:table-cell>
          <table:table-cell office:value-type="string">
            <text:p><text:span text:style-name="T1">the</text:span> suggestion</text:p>
          </table:table-cell>
          <table:table-cell table:number-columns-repeated="1016"/>
        </table:table-row>
        <table:table-row table:style-name="ro3">
          <table:table-cell office:value-type="string">
            <text:p>S1042.4</text:p>
          </table:table-cell>
          <table:table-cell office:value-type="float" office:value="3">
            <text:p>3</text:p>
          </table:table-cell>
          <table:table-cell office:value-type="string">
            <text:p>possibility</text:p>
          </table:table-cell>
          <table:table-cell office:value-type="string">
            <text:p>NN</text:p>
          </table:table-cell>
          <table:table-cell office:value-type="string">
            <text:p>NONE</text:p>
          </table:table-cell>
          <table:table-cell office:value-type="string">
            <text:p>GP</text:p>
          </table:table-cell>
          <table:table-cell office:value-type="string">
            <text:p>possibility is that in the absence of gamma (c), the IL-4R alpha chain is able to transduce signals by homodimerization</text:p>
          </table:table-cell>
          <table:table-cell office:value-type="string">
            <text:p><text:span text:style-name="T1">An alternative</text:span> possibility is that in the absence of gamma (c), the IL-4R alpha chain is able to transduce signals by homodimerization</text:p>
          </table:table-cell>
          <table:table-cell table:number-columns-repeated="1016"/>
        </table:table-row>
        <table:table-row table:style-name="ro2">
          <table:table-cell office:value-type="string">
            <text:p>S1051.11</text:p>
          </table:table-cell>
          <table:table-cell office:value-type="float" office:value="35">
            <text:p>35</text:p>
          </table:table-cell>
          <table:table-cell office:value-type="string">
            <text:p>or</text:p>
          </table:table-cell>
          <table:table-cell office:value-type="string">
            <text:p>CC</text:p>
          </table:table-cell>
          <table:table-cell office:value-type="string">
            <text:p>NONE</text:p>
          </table:table-cell>
          <table:table-cell office:value-type="string">
            <text:p>GGP</text:p>
          </table:table-cell>
          <table:table-cell office:value-type="string">
            <text:p>by A beta peptides and IFN gamma, or by LPS</text:p>
          </table:table-cell>
          <table:table-cell office:value-type="string">
            <text:p><text:span text:style-name="T1">the mechanisms underlying the inducible expression of kappa </text:span><text:span text:style-name="T1">B-dependent genes in microglia stimulated</text:span> by A beta peptides and IFN gamma, or by LPS</text:p>
          </table:table-cell>
          <table:table-cell table:number-columns-repeated="1016"/>
        </table:table-row>
        <table:table-row table:style-name="ro4">
          <table:table-cell office:value-type="string">
            <text:p>S1057.7</text:p>
          </table:table-cell>
          <table:table-cell office:value-type="float" office:value="2">
            <text:p>2</text:p>
          </table:table-cell>
          <table:table-cell office:value-type="string">
            <text:p>may</text:p>
          </table:table-cell>
          <table:table-cell office:value-type="string">
            <text:p>MD</text:p>
          </table:table-cell>
          <table:table-cell office:value-type="string">
            <text:p>NONE</text:p>
          </table:table-cell>
          <table:table-cell office:value-type="string">
            <text:p>P</text:p>
          </table:table-cell>
          <table:table-cell office:value-type="string">
            <text:p>may be due to the fact that T cells treated with IL-2 contained those located in S + G2/M phases of the cell cycle<text:span text:style-name="T1">, whereas the vast </text:span><text:span text:style-name="T1">majority of T cells treated with IFN-alpha/beta were located in </text:span><text:span text:style-name="T1">G0\/G1 phase</text:span></text:p>
          </table:table-cell>
          <table:table-cell office:value-type="string">
            <text:p>may be due to the fact that T cells treated with IL-2 contained those located in S + G2/M phases of the cell cycle</text:p>
          </table:table-cell>
          <table:table-cell table:number-columns-repeated="1016"/>
        </table:table-row>
        <table:table-row table:style-name="ro4">
          <table:table-cell office:value-type="string">
            <text:p>S1061.7</text:p>
          </table:table-cell>
          <table:table-cell office:value-type="float" office:value="8">
            <text:p>8</text:p>
          </table:table-cell>
          <table:table-cell office:value-type="string">
            <text:p>possible</text:p>
          </table:table-cell>
          <table:table-cell office:value-type="string">
            <text:p>JJ</text:p>
          </table:table-cell>
          <table:table-cell office:value-type="string">
            <text:p>NONE</text:p>
          </table:table-cell>
          <table:table-cell office:value-type="string">
            <text:p>P</text:p>
          </table:table-cell>
          <table:table-cell office:value-type="string">
            <text:p>possible relationship between the activation of the electron-transport system at the plasma membrane <text:span text:style-name="T1">by ascorbate or its free </text:span><text:span text:style-name="T1">radical and redox-dependent gene transcription in T-cells</text:span></text:p>
          </table:table-cell>
          <table:table-cell office:value-type="string">
            <text:p>possible relationship between the activation of the electron-transport system at the plasma membrane</text:p>
          </table:table-cell>
          <table:table-cell table:number-columns-repeated="1016"/>
        </table:table-row>
        <table:table-row table:style-name="ro4">
          <table:table-cell office:value-type="string">
            <text:p>S1064.6</text:p>
          </table:table-cell>
          <table:table-cell office:value-type="float" office:value="3">
            <text:p>3</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 the CD28 response element (CD28RE) does not function independently but works instead in conjunction with the adjacent promoter proximal AP-1-binding site</text:p>
          </table:table-cell>
          <table:table-cell office:value-type="string">
            <text:p>suggest that the CD28 response element (CD28RE) does not function independently but works instead in conjunction with the adjacent promoter proximal AP-1-binding site <text:span text:style-name="T1">and this hypothesis </text:span><text:span text:style-name="T1">is confirmed here</text:span></text:p>
          </table:table-cell>
          <table:table-cell office:value-type="string">
            <text:p>AND GUESSED</text:p>
          </table:table-cell>
          <table:table-cell table:number-columns-repeated="1015"/>
        </table:table-row>
        <table:table-row table:style-name="ro5">
          <table:table-cell office:value-type="string">
            <text:p>S1071.7</text:p>
          </table:table-cell>
          <table:table-cell office:value-type="float" office:value="3">
            <text:p>3</text:p>
          </table:table-cell>
          <table:table-cell office:value-type="string">
            <text:p>indicate_that</text:p>
          </table:table-cell>
          <table:table-cell office:value-type="string">
            <text:p>VBP</text:p>
          </table:table-cell>
          <table:table-cell office:value-type="string">
            <text:p>NONE</text:p>
          </table:table-cell>
          <table:table-cell office:value-type="string">
            <text:p>P</text:p>
          </table:table-cell>
          <table:table-cell office:value-type="string">
            <text:p>indicate that Bcl-2 acts downstream of MAPK kinase-1 but upstream of MAPK</text:p>
          </table:table-cell>
          <table:table-cell office:value-type="string">
            <text:p>indicate that Bcl-2 acts downstream of MAPK kinase-1 but upstream of MAPK <text:span text:style-name="T1">and suggest that, in the signaling pathway of </text:span><text:span text:style-name="T1">the apoptotic process induced by bufalin, the transcriptional </text:span><text:span text:style-name="T1">activity of activator protein-1 may be down-regulated through </text:span><text:span text:style-name="T1">the inhibition of MAPK activity by Bcl-2</text:span></text:p>
          </table:table-cell>
          <table:table-cell office:value-type="string">
            <text:p>AND GUESSED</text:p>
          </table:table-cell>
          <table:table-cell table:number-columns-repeated="1015"/>
        </table:table-row>
        <table:table-row table:style-name="ro2">
          <table:table-cell office:value-type="string">
            <text:p>S1072.9</text:p>
          </table:table-cell>
          <table:table-cell office:value-type="float" office:value="10">
            <text:p>10</text:p>
          </table:table-cell>
          <table:table-cell office:value-type="string">
            <text:p>must</text:p>
          </table:table-cell>
          <table:table-cell office:value-type="string">
            <text:p>MD</text:p>
          </table:table-cell>
          <table:table-cell office:value-type="string">
            <text:p>NONE</text:p>
          </table:table-cell>
          <table:table-cell office:value-type="string">
            <text:p>P</text:p>
          </table:table-cell>
          <table:table-cell office:value-type="string">
            <text:p>must be short-lived</text:p>
          </table:table-cell>
          <table:table-cell office:value-type="string">
            <text:p>must be short-lived<text:span text:style-name="T1">, apparently due to the imbalance of beta- </text:span><text:span text:style-name="T1">versus alpha-globin chains, leading to the precipitation of </text:span><text:span text:style-name="T1">excess alpha-globin chains to form Heinz bodies</text:span></text:p>
          </table:table-cell>
          <table:table-cell table:number-columns-repeated="1016"/>
        </table:table-row>
        <table:table-row table:style-name="ro2">
          <table:table-cell office:value-type="string">
            <text:p>S1072.9</text:p>
          </table:table-cell>
          <table:table-cell office:value-type="float" office:value="14">
            <text:p>14</text:p>
          </table:table-cell>
          <table:table-cell office:value-type="string">
            <text:p>apparently</text:p>
          </table:table-cell>
          <table:table-cell office:value-type="string">
            <text:p>RB</text:p>
          </table:table-cell>
          <table:table-cell table:number-columns-repeated="2" office:value-type="string">
            <text:p>NONE</text:p>
          </table:table-cell>
          <table:table-cell office:value-type="string">
            <text:p>apparently due to the imbalance of beta- versus alpha-globin chains</text:p>
          </table:table-cell>
          <table:table-cell office:value-type="string">
            <text:p>apparently due to the imbalance of beta- versus alpha-globin chains<text:span text:style-name="T1">, leading to the precipitation of excess alpha-globin </text:span><text:span text:style-name="T1">chains to form Heinz bodies</text:span></text:p>
          </table:table-cell>
          <table:table-cell table:number-columns-repeated="1016"/>
        </table:table-row>
        <table:table-row table:style-name="ro4">
          <table:table-cell office:value-type="string">
            <text:p>S1079.8</text:p>
          </table:table-cell>
          <table:table-cell office:value-type="float" office:value="5">
            <text:p>5</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 in future clinical gene therapy trials, a combined pharmacologic and genetic strategy<text:span text:style-name="T1"> like the one reported here </text:span><text:span text:style-name="T1">may improve the survival of transduced cells and prolong </text:span><text:span text:style-name="T1">clinical benefit</text:span></text:p>
          </table:table-cell>
          <table:table-cell office:value-type="string">
            <text:p>suggest that in future clinical gene therapy trials, a combined pharmacologic and genetic strategy</text:p>
          </table:table-cell>
          <table:table-cell table:number-columns-repeated="1016"/>
        </table:table-row>
        <table:table-row table:style-name="ro3">
          <table:table-cell office:value-type="string">
            <text:p>S1084.6</text:p>
          </table:table-cell>
          <table:table-cell office:value-type="float" office:value="11">
            <text:p>11</text:p>
          </table:table-cell>
          <table:table-cell office:value-type="string">
            <text:p>or</text:p>
          </table:table-cell>
          <table:table-cell office:value-type="string">
            <text:p>CC</text:p>
          </table:table-cell>
          <table:table-cell office:value-type="string">
            <text:p>NONE</text:p>
          </table:table-cell>
          <table:table-cell office:value-type="string">
            <text:p>P</text:p>
          </table:table-cell>
          <table:table-cell office:value-type="string">
            <text:p>by known inhibitors of NF-kappa B or by simultaneous treatment of the cells<text:span text:style-name="T1"> with surfactant lipids</text:span></text:p>
          </table:table-cell>
          <table:table-cell office:value-type="string">
            <text:p>by known inhibitors of NF-kappa B or by simultaneous treatment of the cells</text:p>
          </table:table-cell>
          <table:table-cell table:number-columns-repeated="1016"/>
        </table:table-row>
        <table:table-row table:style-name="ro2">
          <table:table-cell office:value-type="string">
            <text:p>S1090.5</text:p>
          </table:table-cell>
          <table:table-cell office:value-type="float" office:value="6">
            <text:p>6</text:p>
          </table:table-cell>
          <table:table-cell office:value-type="string">
            <text:p>potentially</text:p>
          </table:table-cell>
          <table:table-cell office:value-type="string">
            <text:p>RB</text:p>
          </table:table-cell>
          <table:table-cell office:value-type="string">
            <text:p>NONE</text:p>
          </table:table-cell>
          <table:table-cell office:value-type="string">
            <text:p>GP</text:p>
          </table:table-cell>
          <table:table-cell office:value-type="string">
            <text:p>potentially regulating eotaxin gene expression and/or mediating the effects of anti-inflammatory drugs</text:p>
          </table:table-cell>
          <table:table-cell office:value-type="string">
            <text:p><text:span text:style-name="T1">the regulatory promoter elements</text:span> potentially regulating eotaxin gene expression and/or mediating the effects of anti-inflammatory drugs</text:p>
          </table:table-cell>
          <table:table-cell table:number-columns-repeated="1016"/>
        </table:table-row>
        <table:table-row table:style-name="ro2">
          <table:table-cell office:value-type="string">
            <text:p>S1096.12</text:p>
          </table:table-cell>
          <table:table-cell office:value-type="float" office:value="4">
            <text:p>4</text:p>
          </table:table-cell>
          <table:table-cell office:value-type="string">
            <text:p>appear</text:p>
          </table:table-cell>
          <table:table-cell office:value-type="string">
            <text:p>VB</text:p>
          </table:table-cell>
          <table:table-cell office:value-type="string">
            <text:p>NONE</text:p>
          </table:table-cell>
          <table:table-cell office:value-type="string">
            <text:p>P</text:p>
          </table:table-cell>
          <table:table-cell office:value-type="string">
            <text:p>appear that components of each P-like element-binding complexes are not identical <text:span text:style-name="T1">and may coordinately contribute to </text:span><text:span text:style-name="T1">transcriptional activity</text:span></text:p>
          </table:table-cell>
          <table:table-cell office:value-type="string">
            <text:p>appear that components of each P-like element-binding complexes are not identical</text:p>
          </table:table-cell>
          <table:table-cell table:number-columns-repeated="1016"/>
        </table:table-row>
        <table:table-row table:style-name="ro3">
          <table:table-cell office:value-type="string">
            <text:p>S1108.2</text:p>
          </table:table-cell>
          <table:table-cell office:value-type="float" office:value="28">
            <text:p>28</text:p>
          </table:table-cell>
          <table:table-cell office:value-type="string">
            <text:p>possible</text:p>
          </table:table-cell>
          <table:table-cell office:value-type="string">
            <text:p>JJ</text:p>
          </table:table-cell>
          <table:table-cell office:value-type="string">
            <text:p>NONE</text:p>
          </table:table-cell>
          <table:table-cell office:value-type="string">
            <text:p>P</text:p>
          </table:table-cell>
          <table:table-cell office:value-type="string">
            <text:p>possible mechanism of cellular transformation<text:span text:style-name="T1"> by human T-cell </text:span><text:span text:style-name="T1">leukemia virus type 1</text:span></text:p>
          </table:table-cell>
          <table:table-cell office:value-type="string">
            <text:p><text:span text:style-name="T1">one</text:span> possible mechanism of cellular transformation</text:p>
          </table:table-cell>
          <table:table-cell table:number-columns-repeated="1016"/>
        </table:table-row>
        <table:table-row table:style-name="ro5">
          <table:table-cell office:value-type="string">
            <text:p>S1109.2</text:p>
          </table:table-cell>
          <table:table-cell office:value-type="float" office:value="7">
            <text:p>7</text:p>
          </table:table-cell>
          <table:table-cell office:value-type="string">
            <text:p>indicated_that</text:p>
          </table:table-cell>
          <table:table-cell office:value-type="string">
            <text:p>VBN</text:p>
          </table:table-cell>
          <table:table-cell office:value-type="string">
            <text:p>NONE</text:p>
          </table:table-cell>
          <table:table-cell office:value-type="string">
            <text:p>P</text:p>
          </table:table-cell>
          <table:table-cell office:value-type="string">
            <text:p>indicated that protein tyrosine phosphatase (PTPase) inhibitors can down-modulate the tumor necrosis factor (TNF)-mediated activation of the nuclear transcription factor NF-kappa B in ML-1a, a monocytic cell line</text:p>
          </table:table-cell>
          <table:table-cell office:value-type="string">
            <text:p>indicated that protein tyrosine phosphatase (PTPase) inhibitors can down-modulate the tumor necrosis factor (TNF)-mediated activation of the nuclear transcription factor NF-kappa B in ML-1a, a monocytic cell line<text:span text:style-name="T1"> (Singh and Aggarwal, J. Biol. Chem. 1995: </text:span><text:span text:style-name="T1">270: 10631)</text:span></text:p>
          </table:table-cell>
          <table:table-cell table:number-columns-repeated="1016"/>
        </table:table-row>
        <table:table-row table:style-name="ro5">
          <table:table-cell office:value-type="string">
            <text:p>S1110.5</text:p>
          </table:table-cell>
          <table:table-cell office:value-type="float" office:value="20">
            <text:p>20</text:p>
          </table:table-cell>
          <table:table-cell office:value-type="string">
            <text:p>indicate_that</text:p>
          </table:table-cell>
          <table:table-cell office:value-type="string">
            <text:p>VBP</text:p>
          </table:table-cell>
          <table:table-cell office:value-type="string">
            <text:p>NONE</text:p>
          </table:table-cell>
          <table:table-cell office:value-type="string">
            <text:p>P</text:p>
          </table:table-cell>
          <table:table-cell office:value-type="string">
            <text:p>indicate that tissue specificity of gene expression is not accompanied by drastic changes in gene nuclear topography</text:p>
          </table:table-cell>
          <table:table-cell office:value-type="string">
            <text:p>indicate that tissue specificity of gene expression is not accompanied by drastic changes in gene nuclear topography,<text:span text:style-name="T1"> </text:span><text:span text:style-name="T1">rather suggesting that gene organization within the nucleus </text:span><text:span text:style-name="T1">may be primarily dependent on structural constraints imposed </text:span><text:span text:style-name="T1">on the respective chromosomes</text:span></text:p>
          </table:table-cell>
          <table:table-cell table:number-columns-repeated="1016"/>
        </table:table-row>
        <table:table-row table:style-name="ro6">
          <table:table-cell office:value-type="string">
            <text:p>S1112.9</text:p>
          </table:table-cell>
          <table:table-cell office:value-type="float" office:value="2">
            <text:p>2</text:p>
          </table:table-cell>
          <table:table-cell office:value-type="string">
            <text:p>propose</text:p>
          </table:table-cell>
          <table:table-cell office:value-type="string">
            <text:p>VBP</text:p>
          </table:table-cell>
          <table:table-cell office:value-type="string">
            <text:p>NONE</text:p>
          </table:table-cell>
          <table:table-cell office:value-type="string">
            <text:p>P</text:p>
          </table:table-cell>
          <table:table-cell office:value-type="string">
            <text:p>propose that the activation of an NFAT kinase by PDTC could be responsible for the rapid shuttling of the NFAT, therefore transiently converting the sustained transactivation of this transcription factor that occurs during lymphocyte activation</text:p>
          </table:table-cell>
          <table:table-cell office:value-type="string">
            <text:p>propose that the activation of an NFAT kinase by PDTC could be responsible for the rapid shuttling of the NFAT, therefore transiently converting the sustained transactivation of this transcription factor that occurs during lymphocyte activation<text:span text:style-name="T1">, and show that c-Jun </text:span><text:span text:style-name="T1">NH2-terminal kinase (JNK) can act by directly phosphorylating </text:span><text:span text:style-name="T1">NFATp</text:span></text:p>
          </table:table-cell>
          <table:table-cell office:value-type="string">
            <text:p>AND SUGGESTED</text:p>
          </table:table-cell>
          <table:table-cell table:number-columns-repeated="1015"/>
        </table:table-row>
        <table:table-row table:style-name="ro2">
          <table:table-cell office:value-type="string">
            <text:p>S1119.7</text:p>
          </table:table-cell>
          <table:table-cell office:value-type="float" office:value="35">
            <text:p>35</text:p>
          </table:table-cell>
          <table:table-cell office:value-type="string">
            <text:p>suggesting</text:p>
          </table:table-cell>
          <table:table-cell office:value-type="string">
            <text:p>VBG</text:p>
          </table:table-cell>
          <table:table-cell office:value-type="string">
            <text:p>NONE</text:p>
          </table:table-cell>
          <table:table-cell office:value-type="string">
            <text:p>P</text:p>
          </table:table-cell>
          <table:table-cell office:value-type="string">
            <text:p>suggesting TNFalpha<text:span text:style-name="T1"> and IL-1beta cooperate differently with the </text:span><text:span text:style-name="T1">cAMP/PKA activation pathway to induce HIV-1 expression in U1 </text:span><text:span text:style-name="T1">cells</text:span></text:p>
          </table:table-cell>
          <table:table-cell office:value-type="string">
            <text:p>suggesting TNFalpha</text:p>
          </table:table-cell>
          <table:table-cell office:value-type="string">
            <text:p>AND ORIGINAL</text:p>
          </table:table-cell>
          <table:table-cell table:number-columns-repeated="1015"/>
        </table:table-row>
        <table:table-row table:style-name="ro2">
          <table:table-cell office:value-type="string">
            <text:p>S1125.6</text:p>
          </table:table-cell>
          <table:table-cell office:value-type="float" office:value="5">
            <text:p>5</text:p>
          </table:table-cell>
          <table:table-cell office:value-type="string">
            <text:p>either_or</text:p>
          </table:table-cell>
          <table:table-cell office:value-type="string">
            <text:p>CC</text:p>
          </table:table-cell>
          <table:table-cell office:value-type="string">
            <text:p>NONE</text:p>
          </table:table-cell>
          <table:table-cell office:value-type="string">
            <text:p>GGP</text:p>
          </table:table-cell>
          <table:table-cell office:value-type="string">
            <text:p>either not produced due to block of transcription of their respective genes (Oct-2, OBF-1, PU.1), or are rendered inactive posttranslationally (NF-kappa B, E47)</text:p>
          </table:table-cell>
          <table:table-cell office:value-type="string">
            <text:p><text:span text:style-name="T1">These transcription factors are</text:span> either not produced due to block of transcription of their respective genes (Oct-2, OBF-1, PU.1), or are rendered inactive posttranslationally (NF-kappa B, E47)</text:p>
          </table:table-cell>
          <table:table-cell office:value-type="string">
            <text:p>EITHER</text:p>
          </table:table-cell>
          <table:table-cell table:number-columns-repeated="1015"/>
        </table:table-row>
        <table:table-row table:style-name="ro3">
          <table:table-cell office:value-type="string">
            <text:p>S1139.3</text:p>
          </table:table-cell>
          <table:table-cell office:value-type="float" office:value="30">
            <text:p>30</text:p>
          </table:table-cell>
          <table:table-cell office:value-type="string">
            <text:p>whether</text:p>
          </table:table-cell>
          <table:table-cell office:value-type="string">
            <text:p>IN</text:p>
          </table:table-cell>
          <table:table-cell office:value-type="string">
            <text:p>NONE</text:p>
          </table:table-cell>
          <table:table-cell office:value-type="string">
            <text:p>P</text:p>
          </table:table-cell>
          <table:table-cell office:value-type="string">
            <text:p>whether monocyte TF activation occurs in cardiac transplant recipients</text:p>
          </table:table-cell>
          <table:table-cell office:value-type="string">
            <text:p><text:span text:style-name="T1">(1)</text:span> whether monocyte TF activation occurs in cardiac transplant recipients</text:p>
          </table:table-cell>
          <table:table-cell office:value-type="string">
            <text:p>ITEM</text:p>
          </table:table-cell>
          <table:table-cell table:number-columns-repeated="1015"/>
        </table:table-row>
        <table:table-row table:style-name="ro3">
          <table:table-cell office:value-type="string">
            <text:p>S1139.3</text:p>
          </table:table-cell>
          <table:table-cell office:value-type="float" office:value="43">
            <text:p>43</text:p>
          </table:table-cell>
          <table:table-cell office:value-type="string">
            <text:p>whether</text:p>
          </table:table-cell>
          <table:table-cell office:value-type="string">
            <text:p>IN</text:p>
          </table:table-cell>
          <table:table-cell office:value-type="string">
            <text:p>NONE</text:p>
          </table:table-cell>
          <table:table-cell office:value-type="string">
            <text:p>P</text:p>
          </table:table-cell>
          <table:table-cell office:value-type="string">
            <text:p>whether monocyte TF expression is affected by treatment with cyclosporin A (CsA)</text:p>
          </table:table-cell>
          <table:table-cell office:value-type="string">
            <text:p><text:span text:style-name="T1">(2) </text:span>whether monocyte TF expression is affected by treatment with cyclosporin A -LRB- CsA -RRB-</text:p>
          </table:table-cell>
          <table:table-cell office:value-type="string">
            <text:p>ITEM</text:p>
          </table:table-cell>
          <table:table-cell table:number-columns-repeated="1015"/>
        </table:table-row>
        <table:table-row table:style-name="ro1">
          <table:table-cell office:value-type="string">
            <text:p>S1142.11</text:p>
          </table:table-cell>
          <table:table-cell office:value-type="float" office:value="29">
            <text:p>29</text:p>
          </table:table-cell>
          <table:table-cell office:value-type="string">
            <text:p>possible</text:p>
          </table:table-cell>
          <table:table-cell office:value-type="string">
            <text:p>JJ</text:p>
          </table:table-cell>
          <table:table-cell office:value-type="string">
            <text:p>NONE</text:p>
          </table:table-cell>
          <table:table-cell office:value-type="string">
            <text:p>P</text:p>
          </table:table-cell>
          <table:table-cell office:value-type="string">
            <text:p>possible targets</text:p>
          </table:table-cell>
          <table:table-cell office:value-type="string">
            <text:p><text:span text:style-name="T1">other</text:span> possible targets</text:p>
          </table:table-cell>
          <table:table-cell table:number-columns-repeated="1016"/>
        </table:table-row>
        <table:table-row table:style-name="ro2">
          <table:table-cell office:value-type="string">
            <text:p>S1147.10</text:p>
          </table:table-cell>
          <table:table-cell office:value-type="float" office:value="10">
            <text:p>10</text:p>
          </table:table-cell>
          <table:table-cell office:value-type="string">
            <text:p>seems</text:p>
          </table:table-cell>
          <table:table-cell office:value-type="string">
            <text:p>VBZ</text:p>
          </table:table-cell>
          <table:table-cell office:value-type="string">
            <text:p>NONE</text:p>
          </table:table-cell>
          <table:table-cell office:value-type="string">
            <text:p>GP</text:p>
          </table:table-cell>
          <table:table-cell office:value-type="string">
            <text:p>Enhanced IL-5 production by helper T cells seems to cause the eosinophilic inflammation of both atopic and nonatopic asthma</text:p>
          </table:table-cell>
          <table:table-cell office:value-type="string">
            <text:p><text:span text:style-name="T1">CONCLUSION:</text:span> Enhanced IL-5 production by helper T cells seems to cause the eosinophilic inflammation of both atopic and nonatopic asthma</text:p>
          </table:table-cell>
          <table:table-cell table:number-columns-repeated="1016"/>
        </table:table-row>
        <table:table-row table:style-name="ro2">
          <table:table-cell office:value-type="string">
            <text:p>S1149.7</text:p>
          </table:table-cell>
          <table:table-cell office:value-type="float" office:value="4">
            <text:p>4</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text:span text:style-name="T1"> unlike I kappa B alpha, I kappa B beta is </text:span><text:span text:style-name="T1">constitutively phosphorylated and resynthesized as a </text:span><text:span text:style-name="T1">hypophosphorylated form</text:span></text:p>
          </table:table-cell>
          <table:table-cell office:value-type="string">
            <text:p>suggest that</text:p>
          </table:table-cell>
          <table:table-cell office:value-type="string">
            <text:p>UNLIKE</text:p>
          </table:table-cell>
          <table:table-cell table:number-columns-repeated="1015"/>
        </table:table-row>
        <table:table-row table:style-name="ro3">
          <table:table-cell office:value-type="string">
            <text:p>S1150.10</text:p>
          </table:table-cell>
          <table:table-cell office:value-type="float" office:value="9">
            <text:p>9</text:p>
          </table:table-cell>
          <table:table-cell office:value-type="string">
            <text:p>likely</text:p>
          </table:table-cell>
          <table:table-cell office:value-type="string">
            <text:p>JJ</text:p>
          </table:table-cell>
          <table:table-cell office:value-type="string">
            <text:p>NONE</text:p>
          </table:table-cell>
          <table:table-cell office:value-type="string">
            <text:p>GGP</text:p>
          </table:table-cell>
          <table:table-cell office:value-type="string">
            <text:p>RelA homodimers are likely to play a dominant role in TNF-alpha-induced ICAM-1 transcription in monocytic cells</text:p>
          </table:table-cell>
          <table:table-cell office:value-type="string">
            <text:p><text:span text:style-name="T1">in vivo</text:span> RelA homodimers are likely to play a dominant role in TNF-alpha-induced ICAM-1 transcription in monocytic cells</text:p>
          </table:table-cell>
          <table:table-cell office:value-type="string">
            <text:p>LEFT ADJ</text:p>
          </table:table-cell>
          <table:table-cell table:number-columns-repeated="1015"/>
        </table:table-row>
        <table:table-row table:style-name="ro3">
          <table:table-cell office:value-type="string">
            <text:p>S1152.2</text:p>
          </table:table-cell>
          <table:table-cell office:value-type="float" office:value="2">
            <text:p>2</text:p>
          </table:table-cell>
          <table:table-cell office:value-type="string">
            <text:p>suggested</text:p>
          </table:table-cell>
          <table:table-cell office:value-type="string">
            <text:p>VBN</text:p>
          </table:table-cell>
          <table:table-cell office:value-type="string">
            <text:p>NONE</text:p>
          </table:table-cell>
          <table:table-cell office:value-type="string">
            <text:p>P</text:p>
          </table:table-cell>
          <table:table-cell office:value-type="string">
            <text:p>suggested roles of the downstream 3 ' regions acting as a Locus Control Region (LCR)</text:p>
          </table:table-cell>
          <table:table-cell office:value-type="string">
            <text:p><text:span text:style-name="T1">The</text:span> suggested roles of the downstream 3 ' regions acting as a Locus Control Region (LCR)</text:p>
          </table:table-cell>
          <table:table-cell office:value-type="string">
            <text:p>ART</text:p>
          </table:table-cell>
          <table:table-cell table:number-columns-repeated="1015"/>
        </table:table-row>
        <table:table-row table:style-name="ro2">
          <table:table-cell office:value-type="string">
            <text:p>S1153.4</text:p>
          </table:table-cell>
          <table:table-cell office:value-type="float" office:value="5">
            <text:p>5</text:p>
          </table:table-cell>
          <table:table-cell office:value-type="string">
            <text:p>seems</text:p>
          </table:table-cell>
          <table:table-cell office:value-type="string">
            <text:p>VBZ</text:p>
          </table:table-cell>
          <table:table-cell office:value-type="string">
            <text:p>NONE</text:p>
          </table:table-cell>
          <table:table-cell office:value-type="string">
            <text:p>GGP</text:p>
          </table:table-cell>
          <table:table-cell office:value-type="string">
            <text:p>Activation of NF-kappa B seems to play an important role in the regulation of many proinflammatory cytokine genes</text:p>
          </table:table-cell>
          <table:table-cell office:value-type="string">
            <text:p>Activation of NF-kappa B seems to play an important role in the regulation of many proinflammatory cytokine genes<text:span text:style-name="T1">, but can not be </text:span><text:span text:style-name="T1">the only mechanism</text:span></text:p>
          </table:table-cell>
          <table:table-cell office:value-type="string">
            <text:p>BUT</text:p>
          </table:table-cell>
          <table:table-cell table:number-columns-repeated="1015"/>
        </table:table-row>
        <table:table-row table:style-name="ro1">
          <table:table-cell office:value-type="string">
            <text:p>S1153.5</text:p>
          </table:table-cell>
          <table:table-cell office:value-type="float" office:value="10">
            <text:p>10</text:p>
          </table:table-cell>
          <table:table-cell office:value-type="string">
            <text:p>possible</text:p>
          </table:table-cell>
          <table:table-cell office:value-type="string">
            <text:p>JJ</text:p>
          </table:table-cell>
          <table:table-cell office:value-type="string">
            <text:p>NONE</text:p>
          </table:table-cell>
          <table:table-cell office:value-type="string">
            <text:p>P</text:p>
          </table:table-cell>
          <table:table-cell office:value-type="string">
            <text:p>possible importance</text:p>
          </table:table-cell>
          <table:table-cell office:value-type="string">
            <text:p>possible importance <text:span text:style-name="T1">such as CREB, CTF, OTF-1, and OTF-2</text:span></text:p>
          </table:table-cell>
          <table:table-cell office:value-type="string">
            <text:p>PP</text:p>
          </table:table-cell>
          <table:table-cell table:number-columns-repeated="1015"/>
        </table:table-row>
        <table:table-row table:style-name="ro3">
          <table:table-cell office:value-type="string">
            <text:p>S1158.12</text:p>
          </table:table-cell>
          <table:table-cell office:value-type="float" office:value="8">
            <text:p>8</text:p>
          </table:table-cell>
          <table:table-cell office:value-type="string">
            <text:p>possibly</text:p>
          </table:table-cell>
          <table:table-cell office:value-type="string">
            <text:p>RB</text:p>
          </table:table-cell>
          <table:table-cell office:value-type="string">
            <text:p>NONE</text:p>
          </table:table-cell>
          <table:table-cell office:value-type="string">
            <text:p>GGP</text:p>
          </table:table-cell>
          <table:table-cell office:value-type="string">
            <text:p>possibly through NF-kappa B activation</text:p>
          </table:table-cell>
          <table:table-cell office:value-type="string">
            <text:p><text:span text:style-name="T1">xenogeneic serum promotes leukocyte-endothelium </text:span><text:span text:style-name="T1">interaction</text:span> possibly through NF-kappa B activation</text:p>
          </table:table-cell>
          <table:table-cell table:number-columns-repeated="1016"/>
        </table:table-row>
        <table:table-row table:style-name="ro4">
          <table:table-cell office:value-type="string">
            <text:p>S1158.3</text:p>
          </table:table-cell>
          <table:table-cell office:value-type="float" office:value="4">
            <text:p>4</text:p>
          </table:table-cell>
          <table:table-cell office:value-type="string">
            <text:p>whether</text:p>
          </table:table-cell>
          <table:table-cell office:value-type="string">
            <text:p>IN</text:p>
          </table:table-cell>
          <table:table-cell office:value-type="string">
            <text:p>NONE</text:p>
          </table:table-cell>
          <table:table-cell office:value-type="string">
            <text:p>P</text:p>
          </table:table-cell>
          <table:table-cell office:value-type="string">
            <text:p>whether xenogeneic serum<text:span text:style-name="T1">, as a source of xenoreactive natural </text:span><text:span text:style-name="T1">antibodies and complement, induced endothelial cell activation </text:span><text:span text:style-name="T1">with consequent leukocyte adhesion under flow conditions</text:span></text:p>
          </table:table-cell>
          <table:table-cell office:value-type="string">
            <text:p>whether xenogeneic serum</text:p>
          </table:table-cell>
          <table:table-cell table:number-columns-repeated="1016"/>
        </table:table-row>
        <table:table-row table:style-name="ro3">
          <table:table-cell office:value-type="string">
            <text:p>S1158.8</text:p>
          </table:table-cell>
          <table:table-cell office:value-type="float" office:value="5">
            <text:p>5</text:p>
          </table:table-cell>
          <table:table-cell office:value-type="string">
            <text:p>possible</text:p>
          </table:table-cell>
          <table:table-cell office:value-type="string">
            <text:p>JJ</text:p>
          </table:table-cell>
          <table:table-cell office:value-type="string">
            <text:p>NONE</text:p>
          </table:table-cell>
          <table:table-cell office:value-type="string">
            <text:p>P</text:p>
          </table:table-cell>
          <table:table-cell office:value-type="string">
            <text:p>possible mechanisms<text:span text:style-name="T1"> underlying endothelial cell activation by </text:span><text:span text:style-name="T1">xenogeneic serum</text:span></text:p>
          </table:table-cell>
          <table:table-cell office:value-type="string">
            <text:p>possible mechanisms</text:p>
          </table:table-cell>
          <table:table-cell table:number-columns-repeated="1016"/>
        </table:table-row>
        <table:table-row table:style-name="ro2">
          <table:table-cell office:value-type="string">
            <text:p>S1176.8</text:p>
          </table:table-cell>
          <table:table-cell office:value-type="float" office:value="4">
            <text:p>4</text:p>
          </table:table-cell>
          <table:table-cell office:value-type="string">
            <text:p>appear</text:p>
          </table:table-cell>
          <table:table-cell office:value-type="string">
            <text:p>VB</text:p>
          </table:table-cell>
          <table:table-cell office:value-type="string">
            <text:p>NONE</text:p>
          </table:table-cell>
          <table:table-cell office:value-type="string">
            <text:p>GGP</text:p>
          </table:table-cell>
          <table:table-cell office:value-type="string">
            <text:p>DMDTC does not appear to alter NF-kappaB directly</text:p>
          </table:table-cell>
          <table:table-cell office:value-type="string">
            <text:p>DMDTC does not appear to alter NF-kappaB directly<text:span text:style-name="T1"> as pre-</text:span><text:span text:style-name="T1">incubation of nuclear extracts with DMDTC does not diminish </text:span><text:span text:style-name="T1">binding activity of this protein</text:span></text:p>
          </table:table-cell>
          <table:table-cell table:number-columns-repeated="1016"/>
        </table:table-row>
        <table:table-row table:style-name="ro4">
          <table:table-cell office:value-type="string">
            <text:p>S1181.9</text:p>
          </table:table-cell>
          <table:table-cell office:value-type="float" office:value="3">
            <text:p>3</text:p>
          </table:table-cell>
          <table:table-cell office:value-type="string">
            <text:p>indicate_that</text:p>
          </table:table-cell>
          <table:table-cell office:value-type="string">
            <text:p>VBP</text:p>
          </table:table-cell>
          <table:table-cell office:value-type="string">
            <text:p>NONE</text:p>
          </table:table-cell>
          <table:table-cell office:value-type="string">
            <text:p>P</text:p>
          </table:table-cell>
          <table:table-cell office:value-type="string">
            <text:p>indicate that iNO attenuates iNOS expression in macrophages and inhibits monocyte adhesion to endothelial cells</text:p>
          </table:table-cell>
          <table:table-cell office:value-type="string">
            <text:p>indicate that iNO attenuates iNOS expression in macrophages and inhibits monocyte adhesion to endothelial cells<text:span text:style-name="T1">, and suggest that </text:span><text:span text:style-name="T1">endogenously derived iNO may be an important autoregulatory </text:span><text:span text:style-name="T1">inhibitor of vascular inflammation</text:span></text:p>
          </table:table-cell>
          <table:table-cell office:value-type="string">
            <text:p>AND GUESSED</text:p>
          </table:table-cell>
          <table:table-cell table:number-columns-repeated="1015"/>
        </table:table-row>
        <table:table-row table:style-name="ro4">
          <table:table-cell office:value-type="string">
            <text:p>S1182.7</text:p>
          </table:table-cell>
          <table:table-cell office:value-type="float" office:value="37">
            <text:p>37</text:p>
          </table:table-cell>
          <table:table-cell office:value-type="string">
            <text:p>suggesting</text:p>
          </table:table-cell>
          <table:table-cell office:value-type="string">
            <text:p>VBG</text:p>
          </table:table-cell>
          <table:table-cell office:value-type="string">
            <text:p>NONE</text:p>
          </table:table-cell>
          <table:table-cell office:value-type="string">
            <text:p>P</text:p>
          </table:table-cell>
          <table:table-cell office:value-type="string">
            <text:p>suggesting that induction of GAS-like DNA-protein binding complexes by IL-2, IL-4<text:span text:style-name="T1">, and IL-12 is highly selective and </text:span><text:span text:style-name="T1">represents one important factor in determining specific gene </text:span><text:span text:style-name="T1">activation</text:span></text:p>
          </table:table-cell>
          <table:table-cell office:value-type="string">
            <text:p>suggesting that induction of GAS-like DNA-protein binding complexes by IL-2, IL-4, and IL-12 is highly selective</text:p>
          </table:table-cell>
          <table:table-cell office:value-type="string">
            <text:p>AND ORIGINAL</text:p>
          </table:table-cell>
          <table:table-cell table:number-columns-repeated="1015"/>
        </table:table-row>
        <table:table-row table:style-name="ro5">
          <table:table-cell office:value-type="string">
            <text:p>S1183.8</text:p>
          </table:table-cell>
          <table:table-cell office:value-type="float" office:value="3">
            <text:p>3</text:p>
          </table:table-cell>
          <table:table-cell office:value-type="string">
            <text:p>suggests</text:p>
          </table:table-cell>
          <table:table-cell office:value-type="string">
            <text:p>VBZ</text:p>
          </table:table-cell>
          <table:table-cell office:value-type="string">
            <text:p>NONE</text:p>
          </table:table-cell>
          <table:table-cell office:value-type="string">
            <text:p>P</text:p>
          </table:table-cell>
          <table:table-cell office:value-type="string">
            <text:p>suggests a therapeutic approach against AIDS by application of two drugs, one against a cellular and the other a viral target</text:p>
          </table:table-cell>
          <table:table-cell office:value-type="string">
            <text:p>suggests a therapeutic approach against AIDS by application of two drugs, one against a cellular<text:span text:style-name="T1"> and the other a viral target, which </text:span><text:span text:style-name="T1">may provide an approach to the problem of frequent </text:span><text:span text:style-name="T1">emergence of resistant variants to combinations of drugs that </text:span><text:span text:style-name="T1">target only HIV genes</text:span></text:p>
          </table:table-cell>
          <table:table-cell office:value-type="string">
            <text:p>AND GUESSED</text:p>
          </table:table-cell>
          <table:table-cell table:number-columns-repeated="1015"/>
        </table:table-row>
        <table:table-row table:style-name="ro1">
          <table:table-cell office:value-type="string">
            <text:p>S1188.9</text:p>
          </table:table-cell>
          <table:table-cell office:value-type="float" office:value="9">
            <text:p>9</text:p>
          </table:table-cell>
          <table:table-cell office:value-type="string">
            <text:p>potentially</text:p>
          </table:table-cell>
          <table:table-cell office:value-type="string">
            <text:p>RB</text:p>
          </table:table-cell>
          <table:table-cell office:value-type="string">
            <text:p>NONE</text:p>
          </table:table-cell>
          <table:table-cell office:value-type="string">
            <text:p>GP</text:p>
          </table:table-cell>
          <table:table-cell office:value-type="string">
            <text:p>potentially dysfunctional T cells<text:span text:style-name="T1"> in patients with cancer</text:span></text:p>
          </table:table-cell>
          <table:table-cell office:value-type="string">
            <text:p>potentially dysfunctional T cells</text:p>
          </table:table-cell>
          <table:table-cell table:number-columns-repeated="1016"/>
        </table:table-row>
        <table:table-row table:style-name="ro7">
          <table:table-cell office:value-type="string">
            <text:p>S1191.6</text:p>
          </table:table-cell>
          <table:table-cell office:value-type="float" office:value="3">
            <text:p>3</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 1) lipid A myristoyl fatty acid<text:span text:style-name="T1">, although it is important </text:span><text:span text:style-name="T1">for the induction of inflammatory cytokine production by </text:span><text:span text:style-name="T1">human monocytes, is not necessary for the induction of Mn </text:span><text:span text:style-name="T1">SOD, 2) endotoxin-mediated induction of Mn SOD and </text:span><text:span text:style-name="T1">inflammatory cytokines are regulated, at least in part, through </text:span><text:span text:style-name="T1">different signal transduction pathways, and 3) failure of the </text:span><text:span text:style-name="T1">mutant endotoxin to induce tumor necrosis factor-alpha </text:span><text:span text:style-name="T1">production is, at least in part, due to its inability to activate </text:span><text:span text:style-name="T1">mitogen-activated protein kinase</text:span></text:p>
          </table:table-cell>
          <table:table-cell office:value-type="string">
            <text:p>suggest that 1) lipid A myristoyl fatty acid</text:p>
          </table:table-cell>
          <table:table-cell office:value-type="string">
            <text:p>ALTHOUGH ORIGINAL</text:p>
          </table:table-cell>
          <table:table-cell table:number-columns-repeated="1015"/>
        </table:table-row>
        <table:table-row table:style-name="ro5">
          <table:table-cell office:value-type="string">
            <text:p>S1206.11</text:p>
          </table:table-cell>
          <table:table-cell office:value-type="float" office:value="4">
            <text:p>4</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 the signaling pathway from Fc receptors leading to expression of different genes important to leukocyte biology, initiates with tyrosine kinases and requires MAPK activation<text:span text:style-name="T1">; but in </text:span><text:span text:style-name="T1">contrast to other tyrosine kinase receptors, FcR-mediated </text:span><text:span text:style-name="T1">MAPK activation does not involve Ras and Raf</text:span></text:p>
          </table:table-cell>
          <table:table-cell office:value-type="string">
            <text:p>suggest that the signaling pathway from Fc receptors leading to expression of different genes important to leukocyte biology, initiates with tyrosine kinases and requires MAPK activation</text:p>
          </table:table-cell>
          <table:table-cell office:value-type="string">
            <text:p>BUT ORIGINAL</text:p>
          </table:table-cell>
          <table:table-cell table:number-columns-repeated="1015"/>
        </table:table-row>
        <table:table-row table:style-name="ro4">
          <table:table-cell office:value-type="string">
            <text:p>S1207.9</text:p>
          </table:table-cell>
          <table:table-cell office:value-type="float" office:value="4">
            <text:p>4</text:p>
          </table:table-cell>
          <table:table-cell office:value-type="string">
            <text:p>indicated_that</text:p>
          </table:table-cell>
          <table:table-cell office:value-type="string">
            <text:p>VBD</text:p>
          </table:table-cell>
          <table:table-cell office:value-type="string">
            <text:p>NONE</text:p>
          </table:table-cell>
          <table:table-cell office:value-type="string">
            <text:p>P</text:p>
          </table:table-cell>
          <table:table-cell office:value-type="string">
            <text:p>indicated that there was no significant change in 17beta-HSD IV or DNA-PK (CS) mRNA levels following treatment with 1,25 (OH) 2D3<text:span text:style-name="T1">, </text:span><text:span text:style-name="T1">although expression of both genes varied with changes in cell </text:span><text:span text:style-name="T1">proliferation</text:span></text:p>
          </table:table-cell>
          <table:table-cell office:value-type="string">
            <text:p>indicated that there was no significant change in 17beta-HSD IV or DNA-PK (CS) mRNA levels following treatment with 1,25 (OH) 2D3</text:p>
          </table:table-cell>
          <table:table-cell office:value-type="string">
            <text:p>ALTHOUGH ORIGINAL</text:p>
          </table:table-cell>
          <table:table-cell table:number-columns-repeated="1015"/>
        </table:table-row>
        <table:table-row table:style-name="ro2">
          <table:table-cell office:value-type="string">
            <text:p>S1209.2</text:p>
          </table:table-cell>
          <table:table-cell office:value-type="float" office:value="10">
            <text:p>10</text:p>
          </table:table-cell>
          <table:table-cell office:value-type="string">
            <text:p>potentially</text:p>
          </table:table-cell>
          <table:table-cell office:value-type="string">
            <text:p>RB</text:p>
          </table:table-cell>
          <table:table-cell office:value-type="string">
            <text:p>NONE</text:p>
          </table:table-cell>
          <table:table-cell office:value-type="string">
            <text:p>GP</text:p>
          </table:table-cell>
          <table:table-cell office:value-type="string">
            <text:p>potentially could regulate transcription of specific genes</text:p>
          </table:table-cell>
          <table:table-cell office:value-type="string">
            <text:p><text:span text:style-name="T1">Sequence-specific DNA-binding small molecules that can </text:span><text:span text:style-name="T1">permeate human cells </text:span>potentially could regulate transcription of specific genes</text:p>
          </table:table-cell>
          <table:table-cell table:number-columns-repeated="1016"/>
        </table:table-row>
        <table:table-row table:style-name="ro3">
          <table:table-cell office:value-type="string">
            <text:p>S1209.7</text:p>
          </table:table-cell>
          <table:table-cell office:value-type="float" office:value="17">
            <text:p>17</text:p>
          </table:table-cell>
          <table:table-cell office:value-type="string">
            <text:p>suggests</text:p>
          </table:table-cell>
          <table:table-cell office:value-type="string">
            <text:p>VBZ</text:p>
          </table:table-cell>
          <table:table-cell office:value-type="string">
            <text:p>NONE</text:p>
          </table:table-cell>
          <table:table-cell office:value-type="string">
            <text:p>P</text:p>
          </table:table-cell>
          <table:table-cell office:value-type="string">
            <text:p>suggests a general approach for regulation of gene expression<text:span text:style-name="T1">, as </text:span><text:span text:style-name="T1">well as a mechanism for the inhibition of viral replication</text:span></text:p>
          </table:table-cell>
          <table:table-cell office:value-type="string">
            <text:p>suggests a general approach for regulation of gene expression</text:p>
          </table:table-cell>
          <table:table-cell office:value-type="string">
            <text:p>AS WELL AS ORIGINAL</text:p>
          </table:table-cell>
          <table:table-cell table:number-columns-repeated="1015"/>
        </table:table-row>
        <table:table-row table:style-name="ro2">
          <table:table-cell office:value-type="string">
            <text:p>S1216.2</text:p>
          </table:table-cell>
          <table:table-cell office:value-type="float" office:value="17">
            <text:p>17</text:p>
          </table:table-cell>
          <table:table-cell office:value-type="string">
            <text:p>elusive</text:p>
          </table:table-cell>
          <table:table-cell office:value-type="string">
            <text:p>JJ</text:p>
          </table:table-cell>
          <table:table-cell office:value-type="string">
            <text:p>NONE</text:p>
          </table:table-cell>
          <table:table-cell office:value-type="string">
            <text:p>P</text:p>
          </table:table-cell>
          <table:table-cell office:value-type="string">
            <text:p>The mechanism by which progesterone causes localized suppression of the immune response during pregnancy has remained elusive</text:p>
          </table:table-cell>
          <table:table-cell office:value-type="string">
            <text:p>None</text:p>
          </table:table-cell>
          <table:table-cell table:number-columns-repeated="1016"/>
        </table:table-row>
        <table:table-row table:style-name="ro6">
          <table:table-cell office:value-type="string">
            <text:p>S1221.10</text:p>
          </table:table-cell>
          <table:table-cell office:value-type="float" office:value="3">
            <text:p>3</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 the adherence/contact of SS RBC to endothelial cells in large vessel can generate enhanced oxidant stress leading to increased adhesion and diapedesis of monocytes, as well as heightened adherence of SS reticulocytes, indicating that injury/activation of endothelium can contribute to vaso-occlusion in SCD</text:p>
          </table:table-cell>
          <table:table-cell office:value-type="string">
            <text:p>suggest that the adherence/contact of SS RBC to endothelial cells in large vessel can generate enhanced oxidant stress leading to increased adhesion and diapedesis of monocytes</text:p>
          </table:table-cell>
          <table:table-cell office:value-type="string">
            <text:p>AS WELL AS ORIGINAL</text:p>
          </table:table-cell>
          <table:table-cell table:number-columns-repeated="1015"/>
        </table:table-row>
        <table:table-row table:style-name="ro2">
          <table:table-cell office:value-type="string">
            <text:p>S1226.8</text:p>
          </table:table-cell>
          <table:table-cell office:value-type="float" office:value="16">
            <text:p>16</text:p>
          </table:table-cell>
          <table:table-cell office:value-type="string">
            <text:p>possibility</text:p>
          </table:table-cell>
          <table:table-cell office:value-type="string">
            <text:p>NN</text:p>
          </table:table-cell>
          <table:table-cell office:value-type="string">
            <text:p>NONE</text:p>
          </table:table-cell>
          <table:table-cell office:value-type="string">
            <text:p>GGGP</text:p>
          </table:table-cell>
          <table:table-cell office:value-type="string">
            <text:p>possibility that Stat3gamma may be transcriptionally inactive and may compete with Stat3alpha for Stat3 binding sites in these terminally differentiated myeloid cells</text:p>
          </table:table-cell>
          <table:table-cell office:value-type="string">
            <text:p><text:span text:style-name="T1">our findings suggest the </text:span>possibility that Stat3gamma may be transcriptionally inactive and may compete with Stat3alpha for Stat3 binding sites in these terminally differentiated myeloid cells</text:p>
          </table:table-cell>
          <table:table-cell table:number-columns-repeated="1016"/>
        </table:table-row>
        <table:table-row table:style-name="ro1">
          <table:table-cell office:value-type="string">
            <text:p>S1233.5</text:p>
          </table:table-cell>
          <table:table-cell office:value-type="float" office:value="9">
            <text:p>9</text:p>
          </table:table-cell>
          <table:table-cell office:value-type="string">
            <text:p>or</text:p>
          </table:table-cell>
          <table:table-cell office:value-type="string">
            <text:p>CC</text:p>
          </table:table-cell>
          <table:table-cell office:value-type="string">
            <text:p>NONE</text:p>
          </table:table-cell>
          <table:table-cell office:value-type="string">
            <text:p>P</text:p>
          </table:table-cell>
          <table:table-cell office:value-type="string">
            <text:p>TIMP-2 or a synthetic metalloproteinase inhibitor (BB-94)</text:p>
          </table:table-cell>
          <table:table-cell office:value-type="string">
            <text:p><text:span text:style-name="T1">but not </text:span>TIMP-2 or a synthetic metalloproteinase inhibitor (BB-94)</text:p>
          </table:table-cell>
          <table:table-cell table:number-columns-repeated="1016"/>
        </table:table-row>
        <table:table-row table:style-name="ro1">
          <table:table-cell office:value-type="string">
            <text:p>S1242.9</text:p>
          </table:table-cell>
          <table:table-cell office:value-type="float" office:value="24">
            <text:p>24</text:p>
          </table:table-cell>
          <table:table-cell office:value-type="string">
            <text:p>or</text:p>
          </table:table-cell>
          <table:table-cell office:value-type="string">
            <text:p>CC</text:p>
          </table:table-cell>
          <table:table-cell office:value-type="string">
            <text:p>NONE</text:p>
          </table:table-cell>
          <table:table-cell office:value-type="string">
            <text:p>P</text:p>
          </table:table-cell>
          <table:table-cell office:value-type="string">
            <text:p>independent of, or in concert with</text:p>
          </table:table-cell>
          <table:table-cell office:value-type="string">
            <text:p>independent of, or in concert with<text:span text:style-name="T1">,</text:span></text:p>
          </table:table-cell>
          <table:table-cell table:number-columns-repeated="1016"/>
        </table:table-row>
        <table:table-row table:style-name="ro2">
          <table:table-cell office:value-type="string">
            <text:p>S1246.9</text:p>
          </table:table-cell>
          <table:table-cell office:value-type="float" office:value="6">
            <text:p>6</text:p>
          </table:table-cell>
          <table:table-cell office:value-type="string">
            <text:p>suggest</text:p>
          </table:table-cell>
          <table:table-cell office:value-type="string">
            <text:p>VBP</text:p>
          </table:table-cell>
          <table:table-cell office:value-type="string">
            <text:p>NONE</text:p>
          </table:table-cell>
          <table:table-cell office:value-type="string">
            <text:p>P</text:p>
          </table:table-cell>
          <table:table-cell office:value-type="string">
            <text:p>suggest that transcriptional activation of RE/AP is not mediated by NFAT, because activation of a NFAT reporter is not affected by the addition of CTLA4Ig</text:p>
          </table:table-cell>
          <table:table-cell office:value-type="string">
            <text:p>suggest that transcriptional activation of RE/AP is not mediated by NFAT</text:p>
          </table:table-cell>
          <table:table-cell office:value-type="string">
            <text:p>BECAUSE</text:p>
          </table:table-cell>
          <table:table-cell table:number-columns-repeated="1015"/>
        </table:table-row>
        <table:table-row table:style-name="ro3">
          <table:table-cell office:value-type="string">
            <text:p>S1256.8</text:p>
          </table:table-cell>
          <table:table-cell office:value-type="float" office:value="28">
            <text:p>28</text:p>
          </table:table-cell>
          <table:table-cell office:value-type="string">
            <text:p>suggesting</text:p>
          </table:table-cell>
          <table:table-cell office:value-type="string">
            <text:p>VBG</text:p>
          </table:table-cell>
          <table:table-cell office:value-type="string">
            <text:p>NONE</text:p>
          </table:table-cell>
          <table:table-cell office:value-type="string">
            <text:p>P</text:p>
          </table:table-cell>
          <table:table-cell office:value-type="string">
            <text:p>suggesting a role for HMG-I (Y) in repression <text:span text:style-name="T1">of adult globin </text:span><text:span text:style-name="T1">genes</text:span></text:p>
          </table:table-cell>
          <table:table-cell office:value-type="string">
            <text:p>suggesting a role for HMG-I (Y) in repression</text:p>
          </table:table-cell>
          <table:table-cell table:number-columns-repeated="1016"/>
        </table:table-row>
        <table:table-row table:style-name="ro3">
          <table:table-cell office:value-type="string">
            <text:p>S1259.14</text:p>
          </table:table-cell>
          <table:table-cell office:value-type="float" office:value="16">
            <text:p>16</text:p>
          </table:table-cell>
          <table:table-cell office:value-type="string">
            <text:p>probably</text:p>
          </table:table-cell>
          <table:table-cell office:value-type="string">
            <text:p>RB</text:p>
          </table:table-cell>
          <table:table-cell table:number-columns-repeated="2" office:value-type="string">
            <text:p>NONE</text:p>
          </table:table-cell>
          <table:table-cell office:value-type="string">
            <text:p>probably being mediated by both transcriptional and posttranscriptional mechanisms</text:p>
          </table:table-cell>
          <table:table-cell office:value-type="string">
            <text:p><text:span text:style-name="T1">effect</text:span> probably being mediated by both transcriptional and posttranscriptional mechanisms</text:p>
          </table:table-cell>
          <table:table-cell table:number-columns-repeated="1016"/>
        </table:table-row>
        <table:table-row table:style-name="ro2">
          <table:table-cell office:value-type="string">
            <text:p>S1268.2</text:p>
          </table:table-cell>
          <table:table-cell office:value-type="float" office:value="5">
            <text:p>5</text:p>
          </table:table-cell>
          <table:table-cell office:value-type="string">
            <text:p>potentially</text:p>
          </table:table-cell>
          <table:table-cell office:value-type="string">
            <text:p>RB</text:p>
          </table:table-cell>
          <table:table-cell office:value-type="string">
            <text:p>NONE</text:p>
          </table:table-cell>
          <table:table-cell office:value-type="string">
            <text:p>GP</text:p>
          </table:table-cell>
          <table:table-cell office:value-type="string">
            <text:p>potentially tissue-damaging</text:p>
          </table:table-cell>
          <table:table-cell office:value-type="string">
            <text:p>potentially tissue-damaging <text:span text:style-name="T1">granulocytes undergo apoptosis </text:span><text:span text:style-name="T1">before being cleared by phagocytes in a non-phlogistic manner</text:span></text:p>
          </table:table-cell>
          <table:table-cell table:number-columns-repeated="1016"/>
        </table:table-row>
        <table:table-row table:style-name="ro5">
          <table:table-cell office:value-type="string">
            <text:p>S1271.7</text:p>
          </table:table-cell>
          <table:table-cell office:value-type="float" office:value="3">
            <text:p>3</text:p>
          </table:table-cell>
          <table:table-cell office:value-type="string">
            <text:p>indicate_that</text:p>
          </table:table-cell>
          <table:table-cell office:value-type="string">
            <text:p>VBP</text:p>
          </table:table-cell>
          <table:table-cell office:value-type="string">
            <text:p>NONE</text:p>
          </table:table-cell>
          <table:table-cell office:value-type="string">
            <text:p>GP</text:p>
          </table:table-cell>
          <table:table-cell office:value-type="string">
            <text:p>indicate that the adhesion of RA synovial cells to matrices such as hyaluronic acid through CD44 could up-regulate VCAM-1 expression<text:span text:style-name="T1"> and VCAM-1-mediated adhesion to T cells, which </text:span><text:span text:style-name="T1">might in turn cause activation of T cells and synovial cells in </text:span><text:span text:style-name="T1">RA synovitis</text:span></text:p>
          </table:table-cell>
          <table:table-cell office:value-type="string">
            <text:p><text:span text:style-name="T1">These results </text:span>indicate that the adhesion of RA synovial cells to matrices such as hyaluronic acid through CD44 could up-regulate VCAM-1 expression</text:p>
          </table:table-cell>
          <table:table-cell table:number-columns-repeated="1016"/>
        </table:table-row>
        <table:table-row table:style-name="ro3">
          <table:table-cell office:value-type="string">
            <text:p>S1271.7</text:p>
          </table:table-cell>
          <table:table-cell office:value-type="float" office:value="31">
            <text:p>31</text:p>
          </table:table-cell>
          <table:table-cell office:value-type="string">
            <text:p>might</text:p>
          </table:table-cell>
          <table:table-cell office:value-type="string">
            <text:p>MD</text:p>
          </table:table-cell>
          <table:table-cell office:value-type="string">
            <text:p>NONE</text:p>
          </table:table-cell>
          <table:table-cell office:value-type="string">
            <text:p>P</text:p>
          </table:table-cell>
          <table:table-cell office:value-type="string">
            <text:p>might in turn <text:span text:style-name="T1">cause activation of T cells and synovial cells in RA </text:span><text:span text:style-name="T1">synovitis</text:span></text:p>
          </table:table-cell>
          <table:table-cell office:value-type="string">
            <text:p>might in turn</text:p>
          </table:table-cell>
          <table:table-cell table:number-columns-repeated="1016"/>
        </table:table-row>
        <table:table-row table:style-name="ro2">
          <table:table-cell office:value-type="string">
            <text:p>S1272.2</text:p>
          </table:table-cell>
          <table:table-cell office:value-type="float" office:value="18">
            <text:p>18</text:p>
          </table:table-cell>
          <table:table-cell office:value-type="string">
            <text:p>whether</text:p>
          </table:table-cell>
          <table:table-cell office:value-type="string">
            <text:p>IN</text:p>
          </table:table-cell>
          <table:table-cell office:value-type="string">
            <text:p>NONE</text:p>
          </table:table-cell>
          <table:table-cell office:value-type="string">
            <text:p>P</text:p>
          </table:table-cell>
          <table:table-cell office:value-type="string">
            <text:p>whether this fatty acid can modulate endothelial activation,<text:span text:style-name="T1"> ie, the </text:span><text:span text:style-name="T1">concerted expression of gene products involved in leukocyte </text:span><text:span text:style-name="T1">recruitment and early atherogenesis</text:span></text:p>
          </table:table-cell>
          <table:table-cell office:value-type="string">
            <text:p>whether this fatty acid can modulate endothelial activation</text:p>
          </table:table-cell>
          <table:table-cell office:value-type="string">
            <text:p>IE</text:p>
          </table:table-cell>
          <table:table-cell table:number-columns-repeated="1015"/>
        </table:table-row>
        <table:table-row table:style-name="ro2">
          <table:table-cell office:value-type="string">
            <text:p>S28.10</text:p>
          </table:table-cell>
          <table:table-cell office:value-type="float" office:value="20">
            <text:p>20</text:p>
          </table:table-cell>
          <table:table-cell office:value-type="string">
            <text:p>may</text:p>
          </table:table-cell>
          <table:table-cell office:value-type="string">
            <text:p>MD</text:p>
          </table:table-cell>
          <table:table-cell office:value-type="string">
            <text:p>P</text:p>
          </table:table-cell>
          <table:table-cell office:value-type="string">
            <text:p>GP</text:p>
          </table:table-cell>
          <table:table-cell office:value-type="string">
            <text:p>may be involved in T cell activation as important negative regulators of the transcription factor AP1</text:p>
          </table:table-cell>
          <table:table-cell office:value-type="string">
            <text:p><text:span text:style-name="T1">protein phosphatases 1 and 2A (PP1 and PP2A)</text:span> may be involved in T cell activation as important negative regulators of the transcription factor AP1</text:p>
          </table:table-cell>
          <table:table-cell office:value-type="string">
            <text:p>MAY BE</text:p>
          </table:table-cell>
          <table:table-cell table:number-columns-repeated="1015"/>
        </table:table-row>
        <table:table-row table:style-name="ro2">
          <table:table-cell office:value-type="string">
            <text:p>S1037.12</text:p>
          </table:table-cell>
          <table:table-cell office:value-type="float" office:value="14">
            <text:p>14</text:p>
          </table:table-cell>
          <table:table-cell office:value-type="string">
            <text:p>may</text:p>
          </table:table-cell>
          <table:table-cell office:value-type="string">
            <text:p>MD</text:p>
          </table:table-cell>
          <table:table-cell office:value-type="string">
            <text:p>P</text:p>
          </table:table-cell>
          <table:table-cell office:value-type="string">
            <text:p>GP</text:p>
          </table:table-cell>
          <table:table-cell office:value-type="string">
            <text:p>may provide an explanation for the chronicity of the disease</text:p>
          </table:table-cell>
          <table:table-cell office:value-type="string">
            <text:p>may provide an explanation for the chronicity of the disease<text:span text:style-name="T1">, and </text:span><text:span text:style-name="T1">may identify a novel therapeutic target in this inflammatory </text:span><text:span text:style-name="T1">vasculopathy</text:span></text:p>
          </table:table-cell>
          <table:table-cell office:value-type="string">
            <text:p>AND GUESSED</text:p>
          </table:table-cell>
          <table:table-cell table:number-columns-repeated="1015"/>
        </table:table-row>
        <table:table-row table:style-name="ro3">
          <table:table-cell office:value-type="string">
            <text:p>S1071.7</text:p>
          </table:table-cell>
          <table:table-cell office:value-type="float" office:value="37">
            <text:p>37</text:p>
          </table:table-cell>
          <table:table-cell office:value-type="string">
            <text:p>may</text:p>
          </table:table-cell>
          <table:table-cell office:value-type="string">
            <text:p>MD</text:p>
          </table:table-cell>
          <table:table-cell office:value-type="string">
            <text:p>P</text:p>
          </table:table-cell>
          <table:table-cell office:value-type="string">
            <text:p>GP</text:p>
          </table:table-cell>
          <table:table-cell office:value-type="string">
            <text:p>may be down-regulated through the inhibition of MAPK activity by Bcl-2</text:p>
          </table:table-cell>
          <table:table-cell office:value-type="string">
            <text:p><text:span text:style-name="T1">the transcriptional activity of activator protein-1</text:span> may be down-regulated through the inhibition of MAPK activity by Bcl-2</text:p>
          </table:table-cell>
          <table:table-cell office:value-type="string">
            <text:p>MAY BE</text:p>
          </table:table-cell>
          <table:table-cell table:number-columns-repeated="1015"/>
        </table:table-row>
        <table:table-row table:style-name="ro4">
          <table:table-cell office:value-type="string">
            <text:p>S1212.8</text:p>
          </table:table-cell>
          <table:table-cell office:value-type="float" office:value="5">
            <text:p>5</text:p>
          </table:table-cell>
          <table:table-cell office:value-type="string">
            <text:p>potential</text:p>
          </table:table-cell>
          <table:table-cell office:value-type="string">
            <text:p>JJ</text:p>
          </table:table-cell>
          <table:table-cell office:value-type="string">
            <text:p>P</text:p>
          </table:table-cell>
          <table:table-cell office:value-type="string">
            <text:p>GP</text:p>
          </table:table-cell>
          <table:table-cell office:value-type="string">
            <text:p>potential role for IL-7 signaling pathways in transformation by v-Abl</text:p>
          </table:table-cell>
          <table:table-cell office:value-type="string">
            <text:p>potential role for IL-7 signaling pathways in transformation by v-Abl <text:span text:style-name="T1">while demonstrating that a combination of IL-4 and IL-7 </text:span><text:span text:style-name="T1">signaling can not substitute for an active v-Abl kinase in </text:span><text:span text:style-name="T1">transformed pre-B cells</text:span></text:p>
          </table:table-cell>
          <table:table-cell office:value-type="string">
            <text:p>WHILE GUESSED</text:p>
          </table:table-cell>
          <table:table-cell table:number-columns-repeated="1015"/>
        </table:table-row>
        <table:table-row table:style-name="ro1">
          <table:table-cell office:value-type="string">
            <text:p>S1218.8</text:p>
          </table:table-cell>
          <table:table-cell office:value-type="float" office:value="44">
            <text:p>44</text:p>
          </table:table-cell>
          <table:table-cell office:value-type="string">
            <text:p>may</text:p>
          </table:table-cell>
          <table:table-cell office:value-type="string">
            <text:p>MD</text:p>
          </table:table-cell>
          <table:table-cell office:value-type="string">
            <text:p>P</text:p>
          </table:table-cell>
          <table:table-cell office:value-type="string">
            <text:p>GP</text:p>
          </table:table-cell>
          <table:table-cell office:value-type="string">
            <text:p>may be regulated by distinct mechanisms</text:p>
          </table:table-cell>
          <table:table-cell office:value-type="string">
            <text:p><text:span text:style-name="T1">this signaling branch </text:span>may be regulated by distinct mechanisms</text:p>
          </table:table-cell>
          <table:table-cell office:value-type="string">
            <text:p>MAY BE</text:p>
          </table:table-cell>
          <table:table-cell table:number-columns-repeated="1015"/>
        </table:table-row>
        <table:table-row table:style-name="ro2">
          <table:table-cell office:value-type="string">
            <text:p>S1220.9</text:p>
          </table:table-cell>
          <table:table-cell office:value-type="float" office:value="14">
            <text:p>14</text:p>
          </table:table-cell>
          <table:table-cell office:value-type="string">
            <text:p>may</text:p>
          </table:table-cell>
          <table:table-cell office:value-type="string">
            <text:p>MD</text:p>
          </table:table-cell>
          <table:table-cell office:value-type="string">
            <text:p>P</text:p>
          </table:table-cell>
          <table:table-cell office:value-type="string">
            <text:p>GP</text:p>
          </table:table-cell>
          <table:table-cell office:value-type="string">
            <text:p>may be accounted for in part by the enhancement of GLUT1 and GLUT4 expression through PPARgamma activation</text:p>
          </table:table-cell>
          <table:table-cell office:value-type="string">
            <text:p><text:span text:style-name="T1">the mechanism by which YM268 increased glucose uptake, </text:span>may be accounted for in part by the enhancement of GLUT1 and GLUT4 expression through PPARgamma activation</text:p>
          </table:table-cell>
          <table:table-cell office:value-type="string">
            <text:p>MAY BE</text:p>
          </table:table-cell>
          <table:table-cell table:number-columns-repeated="1015"/>
        </table:table-row>
        <table:table-row table:style-name="ro3">
          <table:table-cell office:value-type="string">
            <text:p>S1236.7</text:p>
          </table:table-cell>
          <table:table-cell office:value-type="float" office:value="19">
            <text:p>19</text:p>
          </table:table-cell>
          <table:table-cell office:value-type="string">
            <text:p>either_or</text:p>
          </table:table-cell>
          <table:table-cell office:value-type="string">
            <text:p>CC</text:p>
          </table:table-cell>
          <table:table-cell office:value-type="string">
            <text:p>P</text:p>
          </table:table-cell>
          <table:table-cell office:value-type="string">
            <text:p>GP</text:p>
          </table:table-cell>
          <table:table-cell office:value-type="string">
            <text:p>either independent or only partially dependent</text:p>
          </table:table-cell>
          <table:table-cell office:value-type="string">
            <text:p>either independent or only partially dependent <text:span text:style-name="T1">on MEK1 and MEK2</text:span></text:p>
          </table:table-cell>
          <table:table-cell table:number-columns-repeated="1016"/>
        </table:table-row>
        <table:table-row table:style-name="ro2">
          <table:table-cell office:value-type="string">
            <text:p>S1271.8</text:p>
          </table:table-cell>
          <table:table-cell office:value-type="float" office:value="11">
            <text:p>11</text:p>
          </table:table-cell>
          <table:table-cell office:value-type="string">
            <text:p>may</text:p>
          </table:table-cell>
          <table:table-cell office:value-type="string">
            <text:p>MD</text:p>
          </table:table-cell>
          <table:table-cell office:value-type="string">
            <text:p>P</text:p>
          </table:table-cell>
          <table:table-cell office:value-type="string">
            <text:p>GP</text:p>
          </table:table-cell>
          <table:table-cell office:value-type="string">
            <text:p>may be involved in the pathogenesis of inflammation, including RA synovitis</text:p>
          </table:table-cell>
          <table:table-cell office:value-type="string">
            <text:p><text:span text:style-name="T1">such cross-talking among distinct adhesion molecules</text:span> may be involved in the pathogenesis of inflammation, including RA synovitis</text:p>
          </table:table-cell>
          <table:table-cell office:value-type="string">
            <text:p>MAY BE</text:p>
          </table:table-cell>
          <table:table-cell table:number-columns-repeated="1015"/>
        </table:table-row>
        <table:table-row table:style-name="ro1">
          <table:table-cell office:value-type="string">
            <text:p>S1273.2</text:p>
          </table:table-cell>
          <table:table-cell office:value-type="float" office:value="26">
            <text:p>26</text:p>
          </table:table-cell>
          <table:table-cell office:value-type="string">
            <text:p>unknown</text:p>
          </table:table-cell>
          <table:table-cell office:value-type="string">
            <text:p>JJ</text:p>
          </table:table-cell>
          <table:table-cell office:value-type="string">
            <text:p>P</text:p>
          </table:table-cell>
          <table:table-cell office:value-type="string">
            <text:p>GP</text:p>
          </table:table-cell>
          <table:table-cell office:value-type="string">
            <text:p>unknown function</text:p>
          </table:table-cell>
          <table:table-cell office:value-type="string">
            <text:p>unknown function <text:span text:style-name="T1">previously reported as an N-Myc interactor</text:span></text:p>
          </table:table-cell>
          <table:table-cell table:number-columns-repeated="1016"/>
        </table:table-row>
        <table:table-row table:style-name="ro1" table:number-rows-repeated="1048497">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8">
          <table:table-cell/>
        </table:table-row>
      </table:table>
      <table:table table:name="Sheet3" table:style-name="ta1" table:print="false">
        <table:table-column table:style-name="co1" table:default-cell-style-name="Default"/>
        <table:table-row table:style-name="ro8">
          <table:table-cell/>
        </table:table-row>
      </table:table>
      <table:database-ranges>
        <table:database-range table:target-range-address="Sheet1.A1:Sheet1.H1048576">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02:19: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01:00:46</meta:creation-date>
    <dc:date>2012-10-17T02:19:26</dc:date>
    <meta:editing-duration>PT1H3M30S</meta:editing-duration>
    <meta:editing-cycles>6</meta:editing-cycles>
    <meta:generator>OpenOffice.org/3.4.1$Unix OpenOffice.org_project/341m1$Build-9593</meta:generator>
    <meta:document-statistic meta:table-count="3" meta:cell-count="668" meta:object-count="0"/>
  </office:meta>
</office:document-meta>
</file>